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0.26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8.084cm" svg:height="10.513cm" draw:transform="rotate (0.523598775598299) translate (0.372cm 13.141cm)">
          <draw:text-box>
            <text:p text:style-name="P1"><text:span text:style-name="T1">Gruppo ArduinoAfternoon</text:span></text:p>
            <text:p text:style-name="P1"><text:span text:style-name="T2">Dipartimento di Informatica</text:span></text:p>
            <text:p text:style-name="P1"><text:span text:style-name="T2">Università degli Studi</text:span></text:p>
            <text:p text:style-name="P1"><text:span text:style-name="T2">Milano</text:span></text:p>
            <text:p text:style-name="P1"><text:span text:style-name="T2"/></text:p>
            <text:p text:style-name="P1"><text:span text:style-name="T2">http://arduinoafternoon.di.unimi.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0:09:48.882563595</meta:creation-date>
    <dc:date>2015-11-13T12:29:32.096828618</dc:date>
    <meta:editing-duration>PT14M25S</meta:editing-duration>
    <meta:editing-cycles>4</meta:editing-cycles>
    <meta:generator>LibreOffice/4.4.6.3$Linux_X86_64 LibreOffice_project/40m0$Build-3</meta:generator>
    <meta:print-date>2015-11-13T12:28:21.904536897</meta:print-date>
    <meta:document-statistic meta:object-count="1"/>
  </office:meta>
</office:document-meta>
</file>